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8.0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8" office:value-type="string">
            <text:p>Groupe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"/>
          <table:table-cell/>
          <table:table-cell office:value-type="string">
            <text:p>Tout le monde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che 1</text:p>
          </table:table-cell>
          <table:table-cell table:style-name="ce2" office:value-type="float" office:value="3">
            <text:p>3</text:p>
          </table:table-cell>
          <table:table-cell table:style-name="ce2" table:formula="oooc:=SUM([.C6];[.C7])" office:value-type="float" office:value="14">
            <text:p>14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3:.B50]-[.C3:.C50]" office:value-type="float" office:value="-11">
            <text:p>-11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4:.B51]-[.C4:.C51]" office:value-type="float" office:value="-5">
            <text:p>-5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5:.B52]-[.C5:.C52]" office:value-type="float" office:value="-6">
            <text:p>-6</text:p>
          </table:table-cell>
          <table:table-cell office:value-type="string">
            <text:p>Damien-Loïc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3" office:value-type="string">
            <text:p>Fiche 2</text:p>
          </table:table-cell>
          <table:table-cell table:style-name="ce2" office:value-type="float" office:value="4">
            <text:p>4</text:p>
          </table:table-cell>
          <table:table-cell table:style-name="ce2" table:formula="oooc:=SUM([.C10];[.C11])" office:value-type="float" office:value="8">
            <text:p>8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7:.B54]-[.C7:.C54]" office:value-type="float" office:value="-4">
            <text:p>-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8:.B55]-[.C8:.C55]" office:value-type="float" office:value="-4">
            <text:p>-4</text:p>
          </table:table-cell>
          <table:table-cell office:value-type="string">
            <text:p>Rudy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9:.B56]-[.C9:.C56]" office:value-type="float" office:value="0">
            <text:p>0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3</text:p>
          </table:table-cell>
          <table:table-cell table:style-name="ce2" office:value-type="float" office:value="6">
            <text:p>6</text:p>
          </table:table-cell>
          <table:table-cell table:style-name="ce2" table:formula="oooc:=SUM([.C14];[.C15];[.C16])" office:value-type="float" office:value="14">
            <text:p>14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1:.B58]-[.C11:.C58]" office:value-type="float" office:value="-8">
            <text:p>-8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table:style-name="ce4" office:value-type="string">
            <text:p>interfac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office:value-type="percentage" office:value="1">
            <text:p>100,00%</text:p>
          </table:table-cell>
          <table:table-cell table:style-name="ce2" table:formula="oooc:=[.B12:.B59]-[.C12:.C59]" office:value-type="float" office:value="-1">
            <text:p>-1</text:p>
          </table:table-cell>
          <table:table-cell table:style-name="ce11" office:value-type="string">
            <text:p>Rudy-Romain</text:p>
          </table:table-cell>
          <table:table-cell table:style-name="ce4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3:.B60]-[.C13:.C60]" office:value-type="float" office:value="-7">
            <text:p>-7</text:p>
          </table:table-cell>
          <table:table-cell office:value-type="string">
            <text:p>Loïc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4:.B61]-[.C14:.C61]" office:value-type="float" office:value="0">
            <text:p>0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4</text:p>
          </table:table-cell>
          <table:table-cell table:style-name="ce2" office:value-type="float" office:value="6">
            <text:p>6</text:p>
          </table:table-cell>
          <table:table-cell table:style-name="ce2" table:formula="oooc:=SUM([.C19];[.C20])" office:value-type="float" office:value="12">
            <text:p>12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6:.B63]-[.C16:.C63]" office:value-type="float" office:value="-6">
            <text:p>-6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7:.B64]-[.C17:.C64]" office:value-type="float" office:value="-6">
            <text:p>-6</text:p>
          </table:table-cell>
          <table:table-cell office:value-type="string">
            <text:p>Charles-Rudy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8:.B65]-[.C18:.C65]" office:value-type="float" office:value="0">
            <text:p>0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5</text:p>
          </table:table-cell>
          <table:table-cell table:style-name="ce2" office:value-type="float" office:value="4">
            <text:p>4</text:p>
          </table:table-cell>
          <table:table-cell table:style-name="ce2" table:formula="oooc:=SUM([.C23];[.C24];[.C25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0:.B67]-[.C20:.C67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interf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1:.B68]-[.C21:.C68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2:.B69]-[.C22:.C69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3:.B70]-[.C23:.C70]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6</text:p>
          </table:table-cell>
          <table:table-cell table:style-name="ce2" office:value-type="float" office:value="2">
            <text:p>2</text:p>
          </table:table-cell>
          <table:table-cell table:style-name="ce2" table:formula="oooc:=SUM([.C28];[.C29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5:.B72]-[.C25:.C72]" office:value-type="float" office:value="2">
            <text:p>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6:.B73]-[.C26:.C73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7:.B74]-[.C27:.C74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7</text:p>
          </table:table-cell>
          <table:table-cell table:style-name="ce2" office:value-type="float" office:value="16">
            <text:p>16</text:p>
          </table:table-cell>
          <table:table-cell table:style-name="ce2" table:formula="oooc:=SUM([.C32];[.C33];[.C34];[.C35];[.C36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9:.B76]-[.C29:.C76]" office:value-type="float" office:value="16">
            <text:p>16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ajout langage scrip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0:.B77]-[.C30:.C77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donné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1:.B78]-[.C31:.C78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afficha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2:.B79]-[.C32:.C79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nouvelle fenê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3:.B80]-[.C33:.C80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4:.B81]-[.C34:.C81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8</text:p>
          </table:table-cell>
          <table:table-cell table:style-name="ce2" office:value-type="float" office:value="15">
            <text:p>15</text:p>
          </table:table-cell>
          <table:table-cell table:style-name="ce2" table:formula="oooc:=SUM([.C39];[.C40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36:.B83]-[.C36:.C83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7:.B84]-[.C37:.C84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8:.B85]-[.C38:.C85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9</text:p>
          </table:table-cell>
          <table:table-cell table:style-name="ce2" office:value-type="float" office:value="15">
            <text:p>15</text:p>
          </table:table-cell>
          <table:table-cell table:style-name="ce2" table:formula="oooc:=SUM([.C43];[.C44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0:.B87]-[.C40:.C87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1:.B88]-[.C41:.C88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2:.B89]-[.C42:.C89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table:formula="oooc:=[.B43:.B90]-[.C43:.C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Fiche 10</text:p>
          </table:table-cell>
          <table:table-cell table:style-name="ce2" office:value-type="float" office:value="4">
            <text:p>4</text:p>
          </table:table-cell>
          <table:table-cell table:style-name="ce2" table:formula="oooc:=SUM([.C47];[.C48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4:.B91]-[.C44:.C91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5:.B92]-[.C45:.C92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6:.B93]-[.C46:.C93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5];[.B9];[.B13];[.B18];[.B22];[.B27];[.B31];[.B38];[.B42];[.B46])" office:value-type="float" office:value="75">
            <text:p>75</text:p>
          </table:table-cell>
          <table:table-cell table:style-name="ce2" table:formula="oooc:=SUM([.C3];[.C5];[.C9];[.C13];[.C18];[.C22];[.C27];[.C31];[.C38];[.C42];[.C46])" office:value-type="float" office:value="60">
            <text:p>60</text:p>
          </table:table-cell>
          <table:table-cell table:style-name="ce2" table:formula="oooc:=SUM([.D46];[.D42];[.D38];[.D31];[.D27];[.D22];[.D18];[.D13];[.D9];[.D5])/10 %" office:value-type="float" office:value="38">
            <text:p>38</text:p>
          </table:table-cell>
          <table:table-cell table:style-name="ce2" table:formula="oooc:=[.B48:.B95]-[.C48:.C95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8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2T18:16:09</dc:date>
    <meta:editing-cycles>7</meta:editing-cycles>
    <meta:editing-duration>PT1H4M0S</meta:editing-duration>
    <meta:user-defined meta:name="Info 1"/>
    <meta:user-defined meta:name="Info 2"/>
    <meta:user-defined meta:name="Info 3"/>
    <meta:user-defined meta:name="Info 4"/>
    <meta:document-statistic meta:table-count="3" meta:cell-count="200"/>
  </office:meta>
</office:document-meta>
</file>